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Ubuntu" svg:font-family="Ubuntu"/>
    <style:font-face style:name="sans-serif" svg:font-family="sans-serif"/>
    <style:font-face style:name="Tahoma1" svg:font-family="Tahoma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ale Sans UI" svg:font-family="'Andale Sans UI', 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7cm" table:align="margins" style:writing-mode="lr-tb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-left="none" fo:border-right="none" fo:border-top="1pt solid #6666ff" fo:border-bottom="none"/>
    </style:style>
    <style:style style:name="Taula2" style:family="table">
      <style:table-properties style:width="17cm" table:align="margins" style:writing-mode="lr-tb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-left="none" fo:border-right="none" fo:border-top="1pt solid #6666ff" fo:border-bottom="none"/>
    </style:style>
    <style:style style:name="Taula3" style:family="table">
      <style:table-properties style:width="17cm" table:align="margins" style:writing-mode="lr-tb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-left="none" fo:border-right="none" fo:border-top="1pt solid #6666ff" fo:border-bottom="none"/>
    </style:style>
    <style:style style:name="Taula4" style:family="table">
      <style:table-properties style:width="17cm" table:align="margins" style:writing-mode="lr-tb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-left="none" fo:border-right="none" fo:border-top="1pt solid #6666ff" fo:border-bottom="none"/>
    </style:style>
    <style:style style:name="P1" style:family="paragraph" style:parent-style-name="Table_20_Contents">
      <style:text-properties style:font-name="Tahoma"/>
    </style:style>
    <style:style style:name="P2" style:family="paragraph" style:parent-style-name="Table_20_Contents">
      <style:text-properties style:font-name="Tahoma" fo:font-weight="bold" style:font-weight-asian="bold" style:font-name-complex="Tahoma" style:font-weight-complex="bold"/>
    </style:style>
    <style:style style:name="P3" style:family="paragraph" style:parent-style-name="Table_20_Contents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P4" style:family="paragraph" style:parent-style-name="Table_20_Contents">
      <style:paragraph-properties style:snap-to-layout-grid="false"/>
      <style:text-properties style:font-name="Tahoma" style:font-name-complex="Tahoma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Standard">
      <style:paragraph-properties fo:margin-top="0cm" fo:margin-bottom="0.199cm" loext:contextual-spacing="false" fo:text-align="start" style:justify-single-word="false" style:page-number="auto"/>
      <style:text-properties style:use-window-font-color="true" style:font-name="Tahoma" fo:font-size="12pt" fo:language="zxx" fo:country="none" fo:font-weight="normal" officeooo:paragraph-rsid="0004eff2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7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normal" officeooo:rsid="00088f57" officeooo:paragraph-rsid="00088f57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8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normal" officeooo:rsid="000d7496" officeooo:paragraph-rsid="000d7496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9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normal" officeooo:rsid="000fdcef" officeooo:paragraph-rsid="000fdcef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0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normal" officeooo:rsid="002184ee" officeooo:paragraph-rsid="002184ee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1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normal" officeooo:rsid="00366b9e" officeooo:paragraph-rsid="00366b9e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2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normal" officeooo:rsid="003b5796" officeooo:paragraph-rsid="003b5796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3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normal" officeooo:rsid="0047ea01" officeooo:paragraph-rsid="0047ea01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4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normal" officeooo:rsid="0048970e" officeooo:paragraph-rsid="0048970e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5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bold" officeooo:rsid="000ea1fb" officeooo:paragraph-rsid="000ea1fb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6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bold" officeooo:rsid="000f9a2a" officeooo:paragraph-rsid="000f9a2a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7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bold" officeooo:rsid="0036a41e" officeooo:paragraph-rsid="0036a41e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8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bold" officeooo:rsid="00384513" officeooo:paragraph-rsid="00384513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9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bold" officeooo:rsid="00390790" officeooo:paragraph-rsid="00390790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20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bold" officeooo:rsid="0039587f" officeooo:paragraph-rsid="0039587f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21" style:family="paragraph" style:parent-style-name="Standard">
      <style:paragraph-properties fo:margin-top="0cm" fo:margin-bottom="0.199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bold" officeooo:rsid="0048970e" officeooo:paragraph-rsid="0048970e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normal" officeooo:rsid="0017e897" officeooo:paragraph-rsid="0017e897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style:use-window-font-color="true" style:font-name="Tahoma" fo:font-size="12pt" fo:language="zxx" fo:country="none" fo:font-weight="normal" officeooo:rsid="0018c0c9" officeooo:paragraph-rsid="0018c0c9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style:font-name="sans-serif" fo:font-size="12pt" fo:font-weight="bold" officeooo:rsid="00337fde" officeooo:paragraph-rsid="00337fde" style:font-weight-asian="bold" style:font-weight-complex="bold"/>
    </style:style>
    <style:style style:name="P25" style:family="paragraph" style:parent-style-name="Standard">
      <style:paragraph-properties fo:margin-top="0.101cm" fo:margin-bottom="0.101cm" loext:contextual-spacing="false" style:writing-mode="lr-tb"/>
      <style:text-properties style:font-name="Tahoma" fo:font-size="15pt" fo:font-weight="bold" officeooo:paragraph-rsid="0006e726" style:font-size-asian="15pt" style:font-weight-asian="bold" style:font-size-complex="15pt" style:font-weight-complex="bold"/>
    </style:style>
    <style:style style:name="P26" style:family="paragraph" style:parent-style-name="Standard">
      <style:paragraph-properties fo:margin-top="0.101cm" fo:margin-bottom="0.101cm" loext:contextual-spacing="false" style:writing-mode="lr-tb"/>
      <style:text-properties style:font-name="Tahoma" fo:font-size="15pt" fo:font-weight="bold" officeooo:paragraph-rsid="00148500" style:font-size-asian="15pt" style:font-weight-asian="bold" style:font-size-complex="15pt" style:font-weight-complex="bold"/>
    </style:style>
    <style:style style:name="P27" style:family="paragraph" style:parent-style-name="Standard">
      <style:paragraph-properties fo:margin-top="0.101cm" fo:margin-bottom="0.101cm" loext:contextual-spacing="false" style:writing-mode="lr-tb"/>
      <style:text-properties style:font-name="Tahoma" fo:font-size="15pt" fo:font-weight="bold" officeooo:paragraph-rsid="003614d0" style:font-size-asian="15pt" style:font-weight-asian="bold" style:font-size-complex="15pt" style:font-weight-complex="bold"/>
    </style:style>
    <style:style style:name="P28" style:family="paragraph" style:parent-style-name="Standard">
      <style:paragraph-properties fo:margin-top="0.101cm" fo:margin-bottom="0.101cm" loext:contextual-spacing="false" style:writing-mode="lr-tb"/>
      <style:text-properties style:font-name="Tahoma" fo:font-size="15pt" fo:font-weight="bold" officeooo:paragraph-rsid="00474a9c" style:font-size-asian="15pt" style:font-weight-asian="bold" style:font-size-complex="15pt" style:font-weight-complex="bold"/>
    </style:style>
    <style:style style:name="P29" style:family="paragraph" style:parent-style-name="Standard" style:master-page-name="">
      <loext:graphic-properties draw:fill="none"/>
      <style:paragraph-properties fo:margin-left="1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" fo:font-size="11pt" fo:language="zxx" fo:country="none" fo:font-weight="bold" officeooo:rsid="0028b060" officeooo:paragraph-rsid="0028b060" style:letter-kerning="true" style:font-name-asian="Andale Sans UI" style:font-size-asian="11pt" style:language-asian="zxx" style:country-asian="none" style:font-weight-asian="bold" style:font-name-complex="Tahoma" style:font-size-complex="11pt" style:language-complex="zxx" style:country-complex="none" style:font-weight-complex="bold" fo:hyphenate="false" fo:hyphenation-remain-char-count="2" fo:hyphenation-push-char-count="2"/>
    </style:style>
    <style:style style:name="P30" style:family="paragraph" style:parent-style-name="Standard" style:master-page-name="">
      <loext:graphic-properties draw:fill="none"/>
      <style:paragraph-properties fo:margin-left="1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font-name="sans-serif" fo:font-size="12pt" fo:font-weight="bold" officeooo:rsid="002fa1e7" officeooo:paragraph-rsid="00457833" style:font-weight-asian="bold" style:font-weight-complex="bold" fo:hyphenate="false" fo:hyphenation-remain-char-count="2" fo:hyphenation-push-char-count="2"/>
    </style:style>
    <style:style style:name="P31" style:family="paragraph" style:parent-style-name="Standard" style:master-page-name="">
      <loext:graphic-properties draw:fill="none"/>
      <style:paragraph-properties fo:margin-left="1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font-name="sans-serif" fo:font-size="12pt" fo:font-weight="bold" officeooo:rsid="002db17c" officeooo:paragraph-rsid="00457833" style:font-weight-asian="bold" style:font-weight-complex="bold" fo:hyphenate="false" fo:hyphenation-remain-char-count="2" fo:hyphenation-push-char-count="2"/>
    </style:style>
    <style:style style:name="P32" style:family="paragraph" style:parent-style-name="Standard" style:master-page-name="">
      <loext:graphic-properties draw:fill="none"/>
      <style:paragraph-properties fo:margin-left="1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2cef42" officeooo:paragraph-rsid="00457833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33" style:family="paragraph" style:parent-style-name="Standard" style:master-page-name="">
      <loext:graphic-properties draw:fill="none"/>
      <style:paragraph-properties fo:margin-left="1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282fa1" officeooo:paragraph-rsid="00457833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34" style:family="paragraph" style:parent-style-name="Standard">
      <loext:graphic-properties draw:fill="none"/>
      <style:paragraph-properties fo:margin-left="1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49256c" officeooo:paragraph-rsid="0049256c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35" style:family="paragraph" style:parent-style-name="Standard">
      <loext:graphic-properties draw:fill="none"/>
      <style:paragraph-properties fo:margin-left="1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49256c" officeooo:paragraph-rsid="004f4af5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36" style:family="paragraph" style:parent-style-name="Standard">
      <loext:graphic-properties draw:fill="none"/>
      <style:paragraph-properties fo:margin-left="1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49256c" officeooo:paragraph-rsid="0051180a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37" style:family="paragraph" style:parent-style-name="Standard" style:master-page-name="">
      <loext:graphic-properties draw:fill="none"/>
      <style:paragraph-properties fo:margin-left="1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49256c" officeooo:paragraph-rsid="004c79df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38" style:family="paragraph" style:parent-style-name="Standard" style:master-page-name="">
      <loext:graphic-properties draw:fill="none"/>
      <style:paragraph-properties fo:margin-left="1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bold" officeooo:rsid="0048970e" officeooo:paragraph-rsid="0048970e" style:letter-kerning="true" style:font-name-asian="Andale Sans UI" style:font-size-asian="12pt" style:language-asian="zxx" style:country-asian="none" style:font-weight-asian="bold" style:font-name-complex="Tahoma" style:font-size-complex="12pt" style:language-complex="zxx" style:country-complex="none" style:font-weight-complex="bold" fo:hyphenate="false" fo:hyphenation-remain-char-count="2" fo:hyphenation-push-char-count="2"/>
    </style:style>
    <style:style style:name="P39" style:family="paragraph" style:parent-style-name="Standard" style:master-page-name="">
      <loext:graphic-properties draw:fill="none"/>
      <style:paragraph-properties fo:margin-left="0.499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0fdcef" officeooo:paragraph-rsid="000fdcef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40" style:family="paragraph" style:parent-style-name="Standard">
      <loext:graphic-properties draw:fill="none"/>
      <style:paragraph-properties fo:margin-left="0.499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128e04" officeooo:paragraph-rsid="00128e04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41" style:family="paragraph" style:parent-style-name="Standard">
      <loext:graphic-properties draw:fill="none"/>
      <style:paragraph-properties fo:margin-left="0.499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1dc546" officeooo:paragraph-rsid="001ed2f4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42" style:family="paragraph" style:parent-style-name="Standard">
      <loext:graphic-properties draw:fill="none"/>
      <style:paragraph-properties fo:margin-left="0.499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2421fa" officeooo:paragraph-rsid="002421fa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43" style:family="paragraph" style:parent-style-name="Standard">
      <loext:graphic-properties draw:fill="none"/>
      <style:paragraph-properties fo:margin-left="0.499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25feea" officeooo:paragraph-rsid="0025feea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44" style:family="paragraph" style:parent-style-name="Standard">
      <loext:graphic-properties draw:fill="none"/>
      <style:paragraph-properties fo:margin-left="0.499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28b060" officeooo:paragraph-rsid="0028b060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45" style:family="paragraph" style:parent-style-name="Standard">
      <loext:graphic-properties draw:fill="none"/>
      <style:paragraph-properties fo:margin-left="0.499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3e3cfe" officeooo:paragraph-rsid="0042c17b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46" style:family="paragraph" style:parent-style-name="Standard">
      <loext:graphic-properties draw:fill="none"/>
      <style:paragraph-properties fo:margin-left="0.499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48970e" officeooo:paragraph-rsid="0048970e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47" style:family="paragraph" style:parent-style-name="Standard">
      <loext:graphic-properties draw:fill="none"/>
      <style:paragraph-properties fo:margin-left="0.499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48970e" officeooo:paragraph-rsid="004b043f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48" style:family="paragraph" style:parent-style-name="Standard">
      <loext:graphic-properties draw:fill="none"/>
      <style:paragraph-properties fo:margin-left="0.499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48970e" officeooo:paragraph-rsid="004c79df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49" style:family="paragraph" style:parent-style-name="Standard">
      <loext:graphic-properties draw:fill="none"/>
      <style:paragraph-properties fo:margin-left="0.499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48970e" officeooo:paragraph-rsid="0052dee2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50" style:family="paragraph" style:parent-style-name="Standard">
      <loext:graphic-properties draw:fill="none"/>
      <style:paragraph-properties fo:margin-left="0.499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sans-serif" fo:font-size="12pt" fo:font-weight="bold" officeooo:rsid="002f90fa" officeooo:paragraph-rsid="002f90fa" style:font-weight-asian="bold" style:font-weight-complex="bold" fo:hyphenate="false" fo:hyphenation-remain-char-count="2" fo:hyphenation-push-char-count="2"/>
    </style:style>
    <style:style style:name="P51" style:family="paragraph" style:parent-style-name="Standard">
      <loext:graphic-properties draw:fill="none"/>
      <style:paragraph-properties fo:margin-left="0.499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ahoma" fo:font-size="12pt" officeooo:paragraph-rsid="003e3cfe" fo:hyphenate="false" fo:hyphenation-remain-char-count="2" fo:hyphenation-push-char-count="2"/>
    </style:style>
    <style:style style:name="P52" style:family="paragraph" style:parent-style-name="Standard" style:master-page-name="">
      <loext:graphic-properties draw:fill="none"/>
      <style:paragraph-properties fo:margin-left="0.499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22be8c" officeooo:paragraph-rsid="0022be8c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53" style:family="paragraph" style:parent-style-name="Standard" style:master-page-name="">
      <loext:graphic-properties draw:fill="none"/>
      <style:paragraph-properties fo:margin-left="0.499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font-name="Tahoma" fo:font-size="12pt" officeooo:paragraph-rsid="003e3cfe" fo:hyphenate="false" fo:hyphenation-remain-char-count="2" fo:hyphenation-push-char-count="2"/>
    </style:style>
    <style:style style:name="P54" style:family="paragraph" style:parent-style-name="Standard" style:master-page-name="">
      <loext:graphic-properties draw:fill="none"/>
      <style:paragraph-properties fo:margin-left="0.499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48970e" officeooo:paragraph-rsid="004b043f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55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1a99f9" officeooo:paragraph-rsid="001c5a66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56" style:family="paragraph" style:parent-style-name="Standard" style:master-page-name="">
      <loext:graphic-properties draw:fill="none"/>
      <style:paragraph-properties fo:margin-left="1.199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font-name="sans-serif" fo:font-size="11pt" fo:font-weight="bold" officeooo:paragraph-rsid="002cef42" style:font-size-asian="11pt" style:font-weight-asian="bold" style:font-size-complex="11pt" style:font-weight-complex="bold" fo:hyphenate="false" fo:hyphenation-remain-char-count="2" fo:hyphenation-push-char-count="2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style:font-name="Tahoma" fo:font-size="12pt" fo:language="zxx" fo:country="none" fo:font-weight="normal" officeooo:rsid="00457833" officeooo:paragraph-rsid="00457833" style:letter-kerning="true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 fo:hyphenate="false" fo:hyphenation-remain-char-count="2" fo:hyphenation-push-char-count="2"/>
    </style:style>
    <style:style style:name="P58" style:family="paragraph" style:parent-style-name="Table_20_Contents">
      <style:text-properties fo:font-size="6pt" officeooo:paragraph-rsid="0006e726" style:font-size-asian="6pt" style:font-size-complex="6pt"/>
    </style:style>
    <style:style style:name="P59" style:family="paragraph" style:parent-style-name="Table_20_Contents">
      <style:text-properties fo:font-size="6pt" officeooo:paragraph-rsid="00148500" style:font-size-asian="6pt" style:font-size-complex="6pt"/>
    </style:style>
    <style:style style:name="P60" style:family="paragraph" style:parent-style-name="Table_20_Contents">
      <style:text-properties fo:font-size="6pt" officeooo:paragraph-rsid="003614d0" style:font-size-asian="6pt" style:font-size-complex="6pt"/>
    </style:style>
    <style:style style:name="P61" style:family="paragraph" style:parent-style-name="Table_20_Contents">
      <style:text-properties fo:font-size="6pt" officeooo:paragraph-rsid="00474a9c" style:font-size-asian="6pt" style:font-size-complex="6pt"/>
    </style:style>
    <style:style style:name="T1" style:family="text">
      <style:text-properties fo:font-weight="bold" style:font-weight-asian="bold" style:font-name-complex="Tahoma" style:font-weight-complex="bold"/>
    </style:style>
    <style:style style:name="T2" style:family="text">
      <style:text-properties fo:font-weight="normal" style:font-weight-asian="normal" style:font-name-complex="Tahoma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18541" style:font-weight-asian="normal" style:font-weight-complex="normal"/>
    </style:style>
    <style:style style:name="T5" style:family="text">
      <style:text-properties fo:font-size="13.5pt" fo:font-weight="normal" officeooo:rsid="0002d80c" style:font-weight-asian="normal" style:font-name-complex="Tahoma" style:font-weight-complex="normal"/>
    </style:style>
    <style:style style:name="T6" style:family="text">
      <style:text-properties fo:font-size="13.5pt" fo:font-weight="normal" officeooo:rsid="00030d1a" style:font-weight-asian="normal" style:font-name-complex="Tahoma" style:font-weight-complex="normal"/>
    </style:style>
    <style:style style:name="T7" style:family="text">
      <style:text-properties officeooo:rsid="0004f9e1"/>
    </style:style>
    <style:style style:name="T8" style:family="text">
      <style:text-properties style:use-window-font-color="true" style:font-name="Tahoma1" fo:language="zxx" fo:country="none" fo:font-weight="normal" officeooo:rsid="003e3cfe" style:letter-kerning="true" style:font-name-asian="Tahoma1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T9" style:family="text">
      <style:text-properties style:use-window-font-color="true" style:font-name="Tahoma1" fo:language="zxx" fo:country="none" fo:font-weight="normal" officeooo:rsid="0041d1f6" style:letter-kerning="true" style:font-name-asian="Tahoma1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T10" style:family="text">
      <style:text-properties style:use-window-font-color="true" style:font-name="Tahoma1" fo:language="zxx" fo:country="none" fo:font-weight="normal" officeooo:rsid="0043c2f9" style:letter-kerning="true" style:font-name-asian="Tahoma1" style:font-size-asian="12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T11" style:family="text">
      <style:text-properties style:use-window-font-color="true" style:font-name="Tahoma1" fo:language="zxx" fo:country="none" officeooo:rsid="002cef42" style:letter-kerning="true" style:font-name-asian="Tahoma1" style:language-asian="zxx" style:country-asian="none" style:font-name-complex="Tahoma1" style:language-complex="zxx" style:country-complex="none"/>
    </style:style>
    <style:style style:name="T12" style:family="text">
      <style:text-properties style:use-window-font-color="true" style:font-name="Tahoma1" fo:language="zxx" fo:country="none" fo:font-weight="bold" officeooo:rsid="0041d1f6" style:letter-kerning="true" style:font-name-asian="Tahoma1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T13" style:family="text">
      <style:text-properties style:use-window-font-color="true" style:font-name="Tahoma1" fo:language="zxx" fo:country="none" fo:font-weight="bold" officeooo:rsid="0042c17b" style:letter-kerning="true" style:font-name-asian="Tahoma1" style:font-size-asian="12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T14" style:family="text">
      <style:text-properties style:use-window-font-color="true" style:font-name="Tahoma1" fo:language="zxx" fo:country="none" style:text-underline-style="none" officeooo:rsid="00457833" style:letter-kerning="true" style:font-name-asian="Tahoma1" style:font-size-asian="12pt" style:language-asian="zxx" style:country-asian="none" style:font-name-complex="Tahoma1" style:font-size-complex="12pt" style:language-complex="zxx" style:country-complex="none"/>
    </style:style>
    <style:style style:name="T15" style:family="text">
      <style:text-properties officeooo:rsid="0006e726"/>
    </style:style>
    <style:style style:name="T16" style:family="text">
      <style:text-properties style:font-name="Tahoma1" style:font-name-asian="Tahoma1" style:font-name-complex="Tahoma1"/>
    </style:style>
    <style:style style:name="T17" style:family="text">
      <style:text-properties style:font-name="Tahoma1" officeooo:rsid="000a6538" style:font-name-asian="Tahoma1" style:font-name-complex="Tahoma1"/>
    </style:style>
    <style:style style:name="T18" style:family="text">
      <style:text-properties style:font-name="Tahoma1" officeooo:rsid="000b9a58" style:font-name-asian="Tahoma1" style:font-name-complex="Tahoma1"/>
    </style:style>
    <style:style style:name="T19" style:family="text">
      <style:text-properties style:font-name="Tahoma1" officeooo:rsid="00114653" style:font-name-asian="Tahoma1" style:font-name-complex="Tahoma1"/>
    </style:style>
    <style:style style:name="T20" style:family="text">
      <style:text-properties style:font-name="Tahoma1" officeooo:rsid="001ed2f4" style:font-name-asian="Tahoma1" style:font-name-complex="Tahoma1"/>
    </style:style>
    <style:style style:name="T21" style:family="text">
      <style:text-properties style:font-name="Tahoma1" officeooo:rsid="00276793" style:font-name-asian="Tahoma1" style:font-name-complex="Tahoma1"/>
    </style:style>
    <style:style style:name="T22" style:family="text">
      <style:text-properties style:font-name="Tahoma1" officeooo:rsid="0042c17b" style:font-name-asian="Tahoma1" style:font-name-complex="Tahoma1"/>
    </style:style>
    <style:style style:name="T23" style:family="text">
      <style:text-properties style:font-name="Tahoma1" officeooo:rsid="004b043f" style:font-name-asian="Tahoma1" style:font-name-complex="Tahoma1"/>
    </style:style>
    <style:style style:name="T24" style:family="text">
      <style:text-properties style:font-name="Tahoma1" officeooo:rsid="004c79df" style:font-name-asian="Tahoma1" style:font-name-complex="Tahoma1"/>
    </style:style>
    <style:style style:name="T25" style:family="text">
      <style:text-properties style:font-name="Tahoma1" officeooo:rsid="004dda89" style:font-name-asian="Tahoma1" style:font-name-complex="Tahoma1"/>
    </style:style>
    <style:style style:name="T26" style:family="text">
      <style:text-properties style:font-name="Tahoma1" officeooo:rsid="004f4af5" style:font-name-asian="Tahoma1" style:font-name-complex="Tahoma1"/>
    </style:style>
    <style:style style:name="T27" style:family="text">
      <style:text-properties style:font-name="Tahoma1" officeooo:rsid="0051180a" style:font-name-asian="Tahoma1" style:font-name-complex="Tahoma1"/>
    </style:style>
    <style:style style:name="T28" style:family="text">
      <style:text-properties style:font-name="Tahoma1" officeooo:rsid="0052dee2" style:font-name-asian="Tahoma1" style:font-name-complex="Tahoma1"/>
    </style:style>
    <style:style style:name="T29" style:family="text">
      <style:text-properties style:font-name="Tahoma1" officeooo:rsid="00534a10" style:font-name-asian="Tahoma1" style:font-name-complex="Tahoma1"/>
    </style:style>
    <style:style style:name="T30" style:family="text">
      <style:text-properties style:font-name="Tahoma1" fo:font-weight="bold" style:font-name-asian="Tahoma1" style:font-weight-asian="bold" style:font-name-complex="Tahoma1" style:font-weight-complex="bold"/>
    </style:style>
    <style:style style:name="T31" style:family="text">
      <style:text-properties style:font-name="Tahoma1" fo:font-weight="bold" officeooo:rsid="000a6538" style:font-name-asian="Tahoma1" style:font-weight-asian="bold" style:font-name-complex="Tahoma1" style:font-weight-complex="bold"/>
    </style:style>
    <style:style style:name="T32" style:family="text">
      <style:text-properties style:font-name="Tahoma1" fo:font-weight="bold" officeooo:rsid="000b9a58" style:font-name-asian="Tahoma1" style:font-weight-asian="bold" style:font-name-complex="Tahoma1" style:font-weight-complex="bold"/>
    </style:style>
    <style:style style:name="T33" style:family="text">
      <style:text-properties style:font-name="Tahoma1" fo:font-weight="bold" officeooo:rsid="000fdcef" style:font-name-asian="Tahoma1" style:font-weight-asian="bold" style:font-name-complex="Tahoma1" style:font-weight-complex="bold"/>
    </style:style>
    <style:style style:name="T34" style:family="text">
      <style:text-properties style:font-name="Tahoma1" fo:font-weight="bold" officeooo:rsid="001ed2f4" style:font-name-asian="Tahoma1" style:font-weight-asian="bold" style:font-name-complex="Tahoma1" style:font-weight-complex="bold"/>
    </style:style>
    <style:style style:name="T35" style:family="text">
      <style:text-properties style:font-name="Tahoma1" fo:font-weight="bold" officeooo:rsid="0042c17b" style:font-name-asian="Tahoma1" style:font-weight-asian="bold" style:font-name-complex="Tahoma1" style:font-weight-complex="bold"/>
    </style:style>
    <style:style style:name="T36" style:family="text">
      <style:text-properties style:font-name="Tahoma1" fo:font-weight="bold" officeooo:rsid="004b043f" style:font-name-asian="Tahoma1" style:font-weight-asian="bold" style:font-name-complex="Tahoma1" style:font-weight-complex="bold"/>
    </style:style>
    <style:style style:name="T37" style:family="text">
      <style:text-properties style:font-name="Tahoma1" fo:font-weight="bold" officeooo:rsid="004c79df" style:font-name-asian="Tahoma1" style:font-weight-asian="bold" style:font-name-complex="Tahoma1" style:font-weight-complex="bold"/>
    </style:style>
    <style:style style:name="T38" style:family="text">
      <style:text-properties style:font-name="Tahoma1" fo:font-weight="bold" officeooo:rsid="004dda89" style:font-name-asian="Tahoma1" style:font-weight-asian="bold" style:font-name-complex="Tahoma1" style:font-weight-complex="bold"/>
    </style:style>
    <style:style style:name="T39" style:family="text">
      <style:text-properties style:font-name="Tahoma1" fo:font-weight="bold" officeooo:rsid="004f4af5" style:font-name-asian="Tahoma1" style:font-weight-asian="bold" style:font-name-complex="Tahoma1" style:font-weight-complex="bold"/>
    </style:style>
    <style:style style:name="T40" style:family="text">
      <style:text-properties style:font-name="Tahoma1" fo:font-weight="bold" officeooo:rsid="0051180a" style:font-name-asian="Tahoma1" style:font-weight-asian="bold" style:font-name-complex="Tahoma1" style:font-weight-complex="bold"/>
    </style:style>
    <style:style style:name="T41" style:family="text">
      <style:text-properties style:font-name="Tahoma1" fo:font-weight="bold" officeooo:rsid="0052dee2" style:font-name-asian="Tahoma1" style:font-weight-asian="bold" style:font-name-complex="Tahoma1" style:font-weight-complex="bold"/>
    </style:style>
    <style:style style:name="T42" style:family="text">
      <style:text-properties style:font-name="Tahoma1" fo:font-size="13.5pt" style:font-name-asian="Tahoma1" style:font-name-complex="Tahoma1"/>
    </style:style>
    <style:style style:name="T43" style:family="text">
      <style:text-properties style:font-name="Tahoma1" fo:font-size="13.5pt" officeooo:rsid="0043c2f9" style:font-name-asian="Tahoma1" style:font-name-complex="Tahoma1"/>
    </style:style>
    <style:style style:name="T44" style:family="text">
      <style:text-properties style:font-name="Tahoma1" style:text-underline-style="none" fo:font-weight="bold" style:font-name-asian="Tahoma1" style:font-weight-asian="bold" style:font-name-complex="Tahoma1" style:font-weight-complex="bold"/>
    </style:style>
    <style:style style:name="T45" style:family="text">
      <style:text-properties style:font-name="Tahoma1" style:text-underline-style="none" fo:font-weight="bold" officeooo:rsid="00457833" style:font-name-asian="Tahoma1" style:font-weight-asian="bold" style:font-name-complex="Tahoma1" style:font-weight-complex="bold"/>
    </style:style>
    <style:style style:name="T46" style:family="text">
      <style:text-properties style:font-name="Tahoma1" style:text-underline-style="none" fo:font-weight="bold" officeooo:rsid="001ed2f4" style:font-name-asian="Tahoma1" style:font-weight-asian="bold" style:font-name-complex="Tahoma1" style:font-weight-complex="bold"/>
    </style:style>
    <style:style style:name="T47" style:family="text">
      <style:text-properties style:font-name="Ubuntu" fo:font-weight="bold" officeooo:rsid="00114653" style:font-name-asian="Ubuntu" style:font-weight-asian="bold" style:font-name-complex="Ubuntu" style:font-weight-complex="bold"/>
    </style:style>
    <style:style style:name="T48" style:family="text">
      <style:text-properties officeooo:rsid="00148500"/>
    </style:style>
    <style:style style:name="T49" style:family="text">
      <style:text-properties officeooo:rsid="002db17c"/>
    </style:style>
    <style:style style:name="T50" style:family="text">
      <style:text-properties officeooo:rsid="003614d0"/>
    </style:style>
    <style:style style:name="T51" style:family="text">
      <style:text-properties officeooo:rsid="00474a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7">En esta práctica aprenderemos a instalar el entorno de virtualización virtualbox. Este entorno nos permitirá que tengamos varias máquinas, llamadas virtuales, dentro de nuestro ordenador. De esta manera podemos simular tener un sistema operativo u otro, o </text:span><text:bookmark text:name="tw-target-text"/>simplemente la combinación de varios.</text:p>
      <text:p text:style-name="P25"><text:span text:style-name="T15">Virtualización</text:span>: 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58"/>
          </table:table-cell>
        </table:table-row>
      </table:table>
      <text:p text:style-name="P7"><text:span text:style-name="T16">Con la virtualización podemos ejecutar sistemas operativos sin modificaciones (incluyendo el software que hay instalado) directamente desde el sistema operativo que tengamos instalado en un entorno llamado </text:span><text:span text:style-name="T30">máquina</text:span><text:span text:style-name="T16"> </text:span><text:span text:style-name="T30">virtual</text:span><text:span text:style-name="T16">. </text:span><text:span text:style-name="T17">Vuestro sistema operativo pasa a llamarse </text:span><text:span text:style-name="T31">anfitrión</text:span><text:span text:style-name="T17"> mientras </text:span><text:span text:style-name="T18">la máquina virtual es el sistema </text:span><text:span text:style-name="T32">virtual</text:span><text:span text:style-name="T18">.</text:span></text:p>
      <text:p text:style-name="P8"><text:span text:style-name="T18">En este crédito utilizaremos el entorno de virtualización VirtualBox, que es gratuito para uso personal y de evaluación. Existe también una versión opensource de VirtualBox que se llama VirtualBox OSE.</text:span></text:p>
      <text:p text:style-name="P15"><text:span text:style-name="T18">¿Sobre qué sistemas operativos anfitrión se puede instalar VirtualBox?</text:span></text:p>
      <text:p text:style-name="P16"><text:span text:style-name="T18">¿Qué sistemas operativos virtuales (guest) se pueden instalar con VirtualBox?</text:span></text:p>
      <text:p text:style-name="P16"><text:span text:style-name="T18">¿Qué otros entornos de virtualización existen? ¿Cuáles de estos son los más utilizados?</text:span></text:p>
      <text:p text:style-name="P9"><text:span text:style-name="T18">VirtualBox dispone de una serie de características que lo hacen un producto de virtualización muy potente. Las más importantes son las siguientes:</text:span></text:p>
      <text:p text:style-name="P39"><text:span text:style-name="T47">•</text:span><text:span text:style-name="T30"> P</text:span><text:span text:style-name="T32">ortabilidad:</text:span><text:span text:style-name="T18"> </text:span><text:span text:style-name="T19">E</text:span><text:span text:style-name="T18">stá disponible para varios sistemas operativos y las máquinas virutal que se crean con el programa se pueden utilizar con cualquiera de las versiones de este.</text:span></text:p>
      <text:p text:style-name="P40"><text:span text:style-name="T47">•</text:span><text:span text:style-name="T33"> </text:span><text:span text:style-name="T32">Creación de capturas (snapshots): </text:span><text:span text:style-name="T16">P</text:span><text:span text:style-name="T18">ermite guardar varios estados de una máquina de lo que siempre se pueda volver a un estado anterior.</text:span></text:p>
      <text:p text:style-name="P26"><text:span text:style-name="T48">Instalación de VirtualBox</text:span>: 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59"/>
          </table:table-cell>
        </table:table-row>
      </table:table>
      <text:p text:style-name="P22"><text:span text:style-name="T18">La instalación de VirtualBox no se puede hacer de forma directa a partir de los repositorios de Ubuntu ya que, a pesar de ser gratuito, no es software libre y por este motivo no se incorpora dentro de los repositorios estándar.</text:span></text:p>
      <text:p text:style-name="P23"><text:span text:style-name="T18">En la página oficial del producto están las instrucciones concretas para instalarlo. Podemos elegir entre dos opciones:</text:span></text:p>
      <text:p text:style-name="P55"><text:span text:style-name="T47">•</text:span><text:span text:style-name="T33"> </text:span><text:span text:style-name="T32">Instalar directamente el programa:</text:span><text:span text:style-name="T18"> Bajándolo de la página oficial. Este método tiene un inconveniente, que es que cuando tenga que actualizar </text:span><text:soft-page-break/><text:span text:style-name="T18">tendremos que hacerlo de forma manual.</text:span></text:p>
      <text:p text:style-name="P41"><text:span text:style-name="T47">•</text:span><text:span text:style-name="T33"> </text:span><text:span text:style-name="T32">Añadir un nuevo repositorio:</text:span><text:span text:style-name="T18"> </text:span><text:span text:style-name="T16">E</text:span><text:span text:style-name="T18">n nuestro sistema operativo e instalarlo utilizando el gestor de paquetes Synaptic. Haciéndolo así, el gestor de paquetes detecarà cuando haya actualizaciones del programa y se instalarán de forma automática. </text:span><text:span text:style-name="T20">Optaremos por esta opción, aunque sea ligeramente más difícil.</text:span></text:p>
      <text:p text:style-name="P10"><text:span text:style-name="T20">Para añadir este nuevo repositorio, inicie sesión en la aplicación de gestión de software de Ubuntu, y siga el siguientes pasos:</text:span></text:p>
      <text:p text:style-name="P52"><text:span text:style-name="T21">1. </text:span><text:span text:style-name="T20">Vaya al menú </text:span><text:span text:style-name="T34">Software y Actualizaciones <text:s/>&gt; otro Software</text:span><text:span text:style-name="T20">.</text:span></text:p>
      <text:p text:style-name="P42"><text:span text:style-name="T21">2. </text:span><text:span text:style-name="T20">Haga clic en el botón </text:span><text:span text:style-name="T34">Agregar</text:span><text:span text:style-name="T20">.</text:span></text:p>
      <text:p text:style-name="P43"><text:span text:style-name="T21">3. </text:span><text:span text:style-name="T20">Introduzca: </text:span><text:span text:style-name="T34">deb http://download.virtualbox.org/virtualbox/debian &lt;distribución&gt; contrib</text:span><text:span text:style-name="T20">, donde &lt;distribución&gt; es el nombre de su distribución de Ubuntu, que en el caso de la versión 4.17 es </text:span><text:span text:style-name="T34">zesty</text:span><text:span text:style-name="T20">.</text:span></text:p>
      <text:p text:style-name="P33"><text:span text:style-name="T45">NOTA</text:span><text:span text:style-name="T46">:</text:span><text:span text:style-name="T20"> Una vez introducida, después se actualizará el software del sistema.</text:span></text:p>
      <text:p text:style-name="P44"><text:span text:style-name="T20">4. </text:span><text:span text:style-name="T16">Para que las descargas de este servidor hay que añadir su clave pública. Para hacerlo, descargue el archivo </text:span><text:a xlink:type="simple" xlink:href="http://www.virtualbox.org/download/oracle_vbox_2016.asc" text:style-name="Internet_20_link" text:visited-style-name="Visited_20_Internet_20_Link"><text:span text:style-name="T16">http://www.virtualbox.org/download/oracle_vbox_2016.asc</text:span></text:a><text:span text:style-name="T16"> y la añada como clave pública del sistema desde la pestaña autenticación. Para añadirla también podemos lanzar el siguiente comando:</text:span></text:p>
      <text:p text:style-name="P29"><text:span text:style-name="T16">$sudo apt-key add oracle_vbox.asc</text:span></text:p>
      <text:p text:style-name="P32"><text:span text:style-name="T45">NOTA</text:span><text:span text:style-name="T44">:</text:span><text:span text:style-name="T16"> Podemos combinar las dos acciones anteriores mediante la siguiente comadre, si lo deseamos:</text:span></text:p>
      <text:p text:style-name="P56"><text:span text:style-name="T11">$wget -q http://www.virtualbox.org/download/oracle_vbox_2016.asc -O- | sudo apt-key </text:span>add -</text:p>
      <text:p text:style-name="P31"><text:span text:style-name="T14">NOTA</text:span>: <text:span text:style-name="T3">Esta última pedido se le proporcioa a modo informativo, ya que su contenido es avanzado.</text:span></text:p>
      <text:p text:style-name="P50"><text:span text:style-name="T3">5. A partir de aquí, acceda al gestor de paquetes Synaptic, actualice el software disponible instale el paquete virtualbox en la versión más actual que haya.</text:span></text:p>
      <text:p text:style-name="P30"><text:span text:style-name="T14">NOTA</text:span><text:span text:style-name="T49">:</text:span><text:span text:style-name="T3"> Es probable que no aparezca el acceso a VirtualBox hasta que no reinicie la máquina. </text:span><text:span text:style-name="T4">S</text:span><text:span text:style-name="T3">i ejecut</text:span><text:span text:style-name="T4">a</text:span><text:span text:style-name="T3"> el comando VirtualBox desde la línea de comandos podrá acceder.</text:span></text:p>
      <text:p text:style-name="P24">Haga una captura de su VirtualBox funcionando y adjúntela.</text:p>
      <text:p text:style-name="P27"><text:span text:style-name="T50">Instalación de las Guest Additions</text:span>: 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60"/>
          </table:table-cell>
        </table:table-row>
      </table:table>
      <text:p text:style-name="P11"><text:soft-page-break/><text:span text:style-name="T18">Las Guest Additions son un programa que se instala en la máquina virtual una vez ésta tiene un sistema operativo instalado. </text:span><text:span text:style-name="T16">Este programa está formado por una serie de controladores y aplicaciones de sistema que optimizan el sistema para que tenga mejor rendimiento y usabilidad.</text:span></text:p>
      <text:p text:style-name="P17"><text:span text:style-name="T16">Copia el texto de la máquina anfitriona y vuelva el pegar a la virtual. ¿Qué pasa?</text:span></text:p>
      <text:p text:style-name="P18"><text:span text:style-name="T16">Busque en la página web oficial de VirtualBox cuáles son las funcionalidades concretas que aporta la utilización de las Guest Additions e indique a continuación.</text:span></text:p>
      <text:p text:style-name="P19"><text:span text:style-name="T16">Instale las Guest Additions sobre la máquina M1.SO.DUAL. Indicar, paso por paso, el proceso que haya seguido para instalarlas.</text:span></text:p>
      <text:p text:style-name="P20"><text:span text:style-name="T16">Abra la calculadora en la máquina virtual. Vaya al menú Máquina de su máquina virtual y active el modo fluido. ¿Qué permite este modo?</text:span></text:p>
      <text:p text:style-name="P12"><text:span text:style-name="T16">Es posible, que en versiones más antiguas del sistema operativo Fedora, las Guest Additions dan algunos problemas. Si nos encontraremos en este caso, a fin de resolverlas habría lo siguiente:</text:span></text:p>
      <text:p text:style-name="P53"><text:span text:style-name="T8">1. </text:span><text:span text:style-name="T9">Ejecuta el comando</text:span><text:span text:style-name="T42">: </text:span><text:span text:style-name="T12">yum -y install gcc kernel-devel</text:span></text:p>
      <text:p text:style-name="P45"><text:span text:style-name="T16">2. </text:span><text:span text:style-name="T22">Actualizar el sistema operativo y todos sus paquetes (esta acción es imprescindible si queremos que funcione correctamente).</text:span></text:p>
      <text:p text:style-name="P45"><text:span text:style-name="T16">3. </text:span><text:span text:style-name="T22">Cambia al directorio de las GA: </text:span><text:span text:style-name="T35">cd /media/VBOXADDITIONS_2.2.4_47978/</text:span></text:p>
      <text:p text:style-name="P51"><text:span text:style-name="T8">4. </text:span><text:span text:style-name="T10">Ejecutar</text:span><text:span text:style-name="T42"> </text:span><text:span text:style-name="T43">el instalador</text:span><text:span text:style-name="T42">: </text:span><text:span text:style-name="T13">sh VboxLinuxAdditions-x86.run</text:span></text:p>
      <text:p text:style-name="P57"><text:span text:style-name="T30">NOTA:</text:span><text:span text:style-name="T16"> A estas instrucciones se le proporcionan a modo informativo, ya que su contenido es avanzado. La instalación de las Guest Additions en este sistema no es obligatoria <text:s/>(Aunque es recomendable).</text:span></text:p>
      <text:p text:style-name="P28"><text:span text:style-name="T51">Compartir directorios entre máquinas:</text:span> </text:p>
      <table:table table:name="Taula4" table:style-name="Taula4">
        <table:table-column table:style-name="Taula4.A"/>
        <table:table-row>
          <table:table-cell table:style-name="Taula4.A1" office:value-type="string">
            <text:p text:style-name="P61"/>
          </table:table-cell>
        </table:table-row>
      </table:table>
      <text:p text:style-name="P13"><text:span text:style-name="T18">A menudo nos encontramos con la necesidad de compartir información entre la máquina anfitriona y la virtual. Siga el proceso siguiente para compartir una carpeta entre los dos sistemas:</text:span></text:p>
      <text:p text:style-name="P54"><text:span text:style-name="T18">1. </text:span><text:span text:style-name="T23">Cree un nuevo directorio en el sistema anfitrión llamado compartir . Dad permisos de lectura y escritura a esta carpeta (Propiedades).</text:span></text:p>
      <text:p text:style-name="P47"><text:span text:style-name="T18">2. </text:span><text:span text:style-name="T23">Vaya al menú </text:span><text:span text:style-name="T36">Dispositivos <text:s/>&gt; Carpetas compartidas</text:span><text:span text:style-name="T23"> ... <text:s/>de su VirtualBox.</text:span></text:p>
      <text:p text:style-name="P48"><text:span text:style-name="T18">3. </text:span><text:span text:style-name="T24">En esta pantalla, si pulsa el botón añadir le pedirá los datos para </text:span><text:soft-page-break/><text:span text:style-name="T24">compartir una carpeta:</text:span></text:p>
      <text:p text:style-name="P37"><text:span text:style-name="T18">a</text:span><text:span text:style-name="T16">) </text:span><text:span text:style-name="T24">Indi</text:span><text:span text:style-name="T25">ca</text:span><text:span text:style-name="T24"> la </text:span><text:span text:style-name="T37">ruta completa</text:span><text:span text:style-name="T24"> de la carpeta compartir.</text:span></text:p>
      <text:p text:style-name="P34"><text:span text:style-name="T16">b) </text:span><text:span text:style-name="T25">Como nombre de recurso compartido indica el mismo nombre, </text:span><text:span text:style-name="T38">compartir</text:span><text:span text:style-name="T25">.</text:span></text:p>
      <text:p text:style-name="P35"><text:span text:style-name="T16">c) </text:span><text:span text:style-name="T26">Puede hacer que la compartición sea de sólo lectura (no se podrán efectuar cambios desde de la máquina virtual). </text:span><text:span text:style-name="T39">No marque esta opción</text:span><text:span text:style-name="T26">.</text:span></text:p>
      <text:p text:style-name="P36"><text:span text:style-name="T16">d) </text:span><text:span text:style-name="T27">Puede que esta compartición sea permanente, por tanto, que se mantenga siempre que utilice esta máquina virtual. </text:span><text:span text:style-name="T40">No marque tampoco esta opción</text:span><text:span text:style-name="T27">.</text:span></text:p>
      <text:p text:style-name="P49"><text:span text:style-name="T18">4. </text:span><text:span text:style-name="T28">Crea un nuevo directorio en el Escritorio de la máquina virtual llamado </text:span><text:span text:style-name="T41">compartir</text:span><text:span text:style-name="T28">.</text:span></text:p>
      <text:p text:style-name="P46"><text:span text:style-name="T18">5. </text:span><text:span text:style-name="T29">En un nuevo terminal ejecuta el comando:</text:span></text:p>
      <text:p text:style-name="P38"><text:span text:style-name="T29">$sudo mount.vboxsf compartir Escriptori/compartir/</text:span></text:p>
      <text:p text:style-name="P14"><text:span text:style-name="T18">Con estos pasos ya tendrá preparada su carpeta para compartir. Si en algún momento desea dejar de compartir la carpeta sólo será necesario que ejecute sudo umount compartir <text:s/>en un terminal.</text:span></text:p>
      <text:p text:style-name="P21"><text:span text:style-name="T18">Incluya una captura de pantalla donde se muestre que ambos sistemas comparten un mismo director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3" svg:font-family="Tahoma"/>
    <style:font-face style:name="Ubuntu" svg:font-family="Ubuntu"/>
    <style:font-face style:name="sans-serif" svg:font-family="sans-serif"/>
    <style:font-face style:name="Tahoma1" svg:font-family="Tahoma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ale Sans UI" svg:font-family="'Andale Sans UI', 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xx" style:country-asian="none" style:font-name-complex="Tahoma2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2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.078cm" fo:margin-left="0cm" table:align="left" style:writing-mode="lr-tb"/>
    </style:style>
    <style:style style:name="Tabla2.A" style:family="table-column">
      <style:table-column-properties style:column-width="3.295cm"/>
    </style:style>
    <style:style style:name="Tabla2.B" style:family="table-column">
      <style:table-column-properties style:column-width="5.205cm"/>
    </style:style>
    <style:style style:name="Tabla2.C" style:family="table-column">
      <style:table-column-properties style:column-width="4.103cm"/>
    </style:style>
    <style:style style:name="Tabla2.D" style:family="table-column">
      <style:table-column-properties style:column-width="4.47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eeeeee" fo:padding="0.097cm" fo:border-left="1pt solid #000000" fo:border-right="none" fo:border-top="1pt solid #000000" fo:border-bottom="none" style:writing-mode="lr-tb">
        <style:background-image/>
      </style:table-cell-properties>
    </style:style>
    <style:style style:name="Tabla2.B1" style:family="table-cell">
      <style:table-cell-properties style:vertical-align="top" fo:background-color="#eeeeee" fo:padding="0.097cm" fo:border-left="none" fo:border-right="none" fo:border-top="1pt solid #000000" fo:border-bottom="none" style:writing-mode="lr-tb">
        <style:background-image/>
      </style:table-cell-properties>
    </style:style>
    <style:style style:name="Tabla2.D1" style:family="table-cell">
      <style:table-cell-properties style:vertical-align="top" fo:background-color="#eeeeee" fo:padding="0.097cm" fo:border-left="none" fo:border-right="1pt solid #000000" fo:border-top="1pt solid #000000" fo:border-bottom="none" style:writing-mode="lr-tb">
        <style:background-image/>
      </style:table-cell-properties>
    </style:style>
    <style:style style:name="Tabla2.A2" style:family="table-cell">
      <style:table-cell-properties style:vertical-align="top" fo:background-color="#eeeeee" fo:padding="0.097cm" fo:border-left="1pt solid #000000" fo:border-right="none" fo:border-top="none" fo:border-bottom="none" style:writing-mode="lr-tb">
        <style:background-image/>
      </style:table-cell-properties>
    </style:style>
    <style:style style:name="Tabla2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bla2.D2" style:family="table-cell">
      <style:table-cell-properties style:vertical-align="top" fo:background-color="#eeeeee" fo:padding="0.097cm" fo:border-left="none" fo:border-right="1pt solid #000000" fo:border-top="none" fo:border-bottom="none" style:writing-mode="lr-tb">
        <style:background-image/>
      </style:table-cell-properties>
    </style:style>
    <style:style style:name="Tabla2.A3" style:family="table-cell">
      <style:table-cell-properties style:vertical-align="top" fo:background-color="#eeeeee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17.08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eeeee" fo:padding="0.097cm" fo:border="1pt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MP2" style:family="paragraph" style:parent-style-name="Table_20_Contents">
      <style:paragraph-properties style:snap-to-layout-grid="false"/>
      <style:text-properties style:font-name="Tahoma" style:font-name-complex="Tahoma"/>
    </style:style>
    <style:style style:name="MP3" style:family="paragraph" style:parent-style-name="Table_20_Contents">
      <style:text-properties style:font-name="Tahoma" fo:font-weight="bold" style:font-weight-asian="bold" style:font-name-complex="Tahoma" style:font-weight-complex="bold"/>
    </style:style>
    <style:style style:name="MP4" style:family="paragraph" style:parent-style-name="Table_20_Contents">
      <style:text-properties style:font-name="Tahoma"/>
    </style:style>
    <style:style style:name="M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name-complex="Tahoma" style:font-weight-complex="bold"/>
    </style:style>
    <style:style style:name="MT2" style:family="text">
      <style:text-properties fo:font-weight="normal" style:font-weight-asian="normal" style:font-name-complex="Tahoma" style:font-weight-complex="normal"/>
    </style:style>
    <style:style style:name="MT3" style:family="text">
      <style:text-properties fo:font-size="13.5pt" fo:font-weight="normal" officeooo:rsid="0002d80c" style:font-weight-asian="normal" style:font-name-complex="Tahoma" style:font-weight-complex="normal"/>
    </style:style>
    <style:style style:name="MT4" style:family="text">
      <style:text-properties fo:font-size="13.5pt" fo:font-weight="normal" officeooo:rsid="00030d1a" style:font-weight-asian="normal" style:font-name-complex="Tahoma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099cm" fo:margin-left="0cm" fo:margin-right="0cm" fo:margin-bottom="3cm" style:dynamic-spacing="true"/>
      </style:header-style>
      <style:footer-style>
        <style:header-footer-properties fo:min-height="1.737cm" fo:margin-left="0cm" fo:margin-right="0cm" fo:margin-top="1.6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099cm" fo:margin-bottom="3.7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Nombre:</text:p>
            </table:table-cell>
            <table:table-cell table:style-name="Tabla2.B1" office:value-type="string">
              <text:p text:style-name="MP2">Sergio</text:p>
            </table:table-cell>
            <table:table-cell table:style-name="Tabla2.B1" office:value-type="string">
              <text:p text:style-name="MP3">Apellidos:</text:p>
            </table:table-cell>
            <table:table-cell table:style-name="Tabla2.D1" office:value-type="string">
              <text:p text:style-name="MP2">Jiménez Sastre</text:p>
            </table:table-cell>
          </table:table-row>
          <table:table-row table:style-name="Tabla2.1">
            <table:table-cell table:style-name="Tabla2.A2" office:value-type="string">
              <text:p text:style-name="MP3">Asignatura:</text:p>
            </table:table-cell>
            <table:table-cell table:style-name="Tabla2.B2" office:value-type="string">
              <text:p text:style-name="MP2">Sistemas informáticos</text:p>
            </table:table-cell>
            <table:table-cell table:style-name="Tabla2.B2" office:value-type="string">
              <text:p text:style-name="MP3">Curso y Grupo:</text:p>
            </table:table-cell>
            <table:table-cell table:style-name="Tabla2.D2" office:value-type="string">
              <text:p text:style-name="MP2">DAW1A</text:p>
            </table:table-cell>
          </table:table-row>
          <table:table-row table:style-name="Tabla2.1">
            <table:table-cell table:style-name="Tabla2.A3" table:number-columns-spanned="4" office:value-type="string">
              <text:p text:style-name="MP4"><text:span text:style-name="MT1">Práctica: </text:span><text:span text:style-name="MT2">Práctica </text:span><text:span text:style-name="MT3">6 - </text:span><text:span text:style-name="MT4">Virtualbox</text:span>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  <style:footer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5"><text:page-number text:select-page="current">4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2:40:16.01</meta:creation-date>
    <dc:date>2017-12-12T17:59:20.638854395</dc:date>
    <meta:editing-cycles>88</meta:editing-cycles>
    <meta:editing-duration>PT2H46M16S</meta:editing-duration>
    <meta:generator>LibreOffice/5.1.6.2$Linux_X86_64 LibreOffice_project/10m0$Build-2</meta:generator>
    <meta:document-statistic meta:table-count="6" meta:image-count="0" meta:object-count="0" meta:page-count="4" meta:paragraph-count="64" meta:word-count="1054" meta:character-count="6907" meta:non-whitespace-character-count="5908"/>
  </office:meta>
</office:document-meta>
</file>